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ext_20_body">
      <style:text-properties officeooo:rsid="0074face" officeooo:paragraph-rsid="0074face"/>
    </style:style>
    <style:style style:name="P4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4face" officeooo:paragraph-rsid="0074face"/>
    </style:style>
    <style:style style:name="P5" style:family="paragraph" style:parent-style-name="Text_20_body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6" style:family="paragraph" style:parent-style-name="Text_20_body">
      <style:text-properties officeooo:rsid="0076c94a" officeooo:paragraph-rsid="0076c94a"/>
    </style:style>
    <style:style style:name="P7" style:family="paragraph" style:parent-style-name="Text_20_body">
      <style:text-properties officeooo:rsid="00791dfc" officeooo:paragraph-rsid="00791dfc"/>
    </style:style>
    <style:style style:name="P8" style:family="paragraph" style:parent-style-name="Text_20_body">
      <style:text-properties officeooo:rsid="007a0854" officeooo:paragraph-rsid="007a0854"/>
    </style:style>
    <style:style style:name="P9" style:family="paragraph" style:parent-style-name="Text_20_body">
      <style:text-properties officeooo:rsid="007d614c" officeooo:paragraph-rsid="007d614c"/>
    </style:style>
    <style:style style:name="P10" style:family="paragraph" style:parent-style-name="Text_20_body">
      <style:text-properties officeooo:rsid="007db682" officeooo:paragraph-rsid="007db682"/>
    </style:style>
    <style:style style:name="P11" style:family="paragraph" style:parent-style-name="Title">
      <style:text-properties officeooo:rsid="0022bb27"/>
    </style:style>
    <style:style style:name="P12" style:family="paragraph" style:parent-style-name="Heading_20_1">
      <style:text-properties officeooo:rsid="0073123e" officeooo:paragraph-rsid="0073123e"/>
    </style:style>
    <style:style style:name="P13" style:family="paragraph" style:parent-style-name="Heading_20_1">
      <style:text-properties officeooo:rsid="007d614c" officeooo:paragraph-rsid="007d614c"/>
    </style:style>
    <style:style style:name="P14" style:family="paragraph" style:parent-style-name="Heading_20_1">
      <style:text-properties officeooo:paragraph-rsid="00808ce0"/>
    </style:style>
    <style:style style:name="P15" style:family="paragraph" style:parent-style-name="Text_20_body" style:list-style-name="L1">
      <style:paragraph-properties>
        <style:tab-stops>
          <style:tab-stop style:position="1.5173in"/>
        </style:tab-stops>
      </style:paragraph-properties>
      <style:text-properties officeooo:rsid="0076702d" officeooo:paragraph-rsid="0076702d"/>
    </style:style>
    <style:style style:name="P16" style:family="paragraph" style:parent-style-name="Text_20_body" style:list-style-name="L2">
      <style:text-properties officeooo:rsid="0076702d" officeooo:paragraph-rsid="0076702d"/>
    </style:style>
    <style:style style:name="P17" style:family="paragraph" style:parent-style-name="Text_20_body" style:list-style-name="L3">
      <style:text-properties officeooo:rsid="00801d01" officeooo:paragraph-rsid="00801d01"/>
    </style:style>
    <style:style style:name="P18" style:family="paragraph" style:parent-style-name="Text_20_body" style:list-style-name="L4">
      <style:text-properties officeooo:rsid="00801d01" officeooo:paragraph-rsid="00801d01"/>
    </style:style>
    <style:style style:name="P19" style:family="paragraph" style:parent-style-name="Text_20_body" style:list-style-name="L5">
      <style:text-properties officeooo:rsid="00801d01" officeooo:paragraph-rsid="00801d01"/>
    </style:style>
    <style:style style:name="P20" style:family="paragraph" style:parent-style-name="Text_20_body">
      <style:text-properties officeooo:rsid="00791dfc" officeooo:paragraph-rsid="00791dfc"/>
    </style:style>
    <style:style style:name="P21" style:family="paragraph" style:parent-style-name="Heading_20_2">
      <style:text-properties officeooo:rsid="006f13be" officeooo:paragraph-rsid="006f13be"/>
    </style:style>
    <style:style style:name="P22" style:family="paragraph" style:parent-style-name="Heading_20_2">
      <style:text-properties officeooo:rsid="007377d2" officeooo:paragraph-rsid="006f13be"/>
    </style:style>
    <style:style style:name="P23" style:family="paragraph" style:parent-style-name="Heading_20_2">
      <style:text-properties officeooo:rsid="007377d2" officeooo:paragraph-rsid="007045e5"/>
    </style:style>
    <style:style style:name="P24" style:family="paragraph" style:parent-style-name="Heading_20_2">
      <style:text-properties officeooo:rsid="007377d2" officeooo:paragraph-rsid="007377d2"/>
    </style:style>
    <style:style style:name="P25" style:family="paragraph" style:parent-style-name="Heading_20_2">
      <style:text-properties officeooo:rsid="0073ed83" officeooo:paragraph-rsid="0073ed83"/>
    </style:style>
    <style:style style:name="P26" style:family="paragraph" style:parent-style-name="Heading_20_2">
      <style:text-properties officeooo:rsid="007d614c" officeooo:paragraph-rsid="007d614c"/>
    </style:style>
    <style:style style:name="P27" style:family="paragraph" style:parent-style-name="Heading_20_2">
      <style:text-properties officeooo:rsid="00801d01" officeooo:paragraph-rsid="00801d01"/>
    </style:style>
    <style:style style:name="P28" style:family="paragraph" style:parent-style-name="Heading_20_3">
      <style:text-properties officeooo:rsid="00801d01" officeooo:paragraph-rsid="00801d01"/>
    </style:style>
    <style:style style:name="T1" style:family="text">
      <style:text-properties officeooo:rsid="0074face"/>
    </style:style>
    <style:style style:name="T2" style:family="text">
      <style:text-properties officeooo:rsid="007721d7"/>
    </style:style>
    <style:style style:name="T3" style:family="text">
      <style:text-properties officeooo:rsid="007a0854"/>
    </style:style>
    <style:style style:name="T4" style:family="text">
      <style:text-properties officeooo:rsid="007db68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810a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file-name text:display="name">Beagle Logger ConOps</text:file-name></text:p>
      <text:p text:style-name="P2"><text:file-name text:display="path">/Users/Emmet/Projects/DAQ_BBC_Hat/</text:file-name></text:p>
      <text:h text:style-name="P12" text:outline-level="1">Sensors</text:h>
      <text:h text:style-name="P21" text:outline-level="2">IMU - $7.85</text:h>
      <text:p text:style-name="P4"><text:a xlink:type="simple" xlink:href="http://au.rs-online.com/web/p/accelerometer-ics/1106555/?searchTerm=LSM9DS1TR&amp;relevancy-data=636F3D3126696E3D4931384E4B6E6F776E41734D504E266C753D656E266D6D3D6D61746368616C6C7061727469616C26706D3D5E5B5C707B4C7D5C707B4E647D2D2C2F255C2E5D2B2426706F3D313326736E3D592673743D4B4559574F52445F53494E474C455F414C5048415F4E554D455249432677633D424F5448267573743D4C534D394453315452267374613D4C534D39445331545226" text:style-name="Internet_20_link" text:visited-style-name="Visited_20_Internet_20_Link">STM LSM9DS1TR</text:a></text:p>
      <text:p text:style-name="P4">I2C interface directly to SBC</text:p>
      <text:p text:style-name="P5">Run with EKF ect to give:</text:p>
      <text:list xml:id="list468194809" text:style-name="L1">
        <text:list-item>
          <text:p text:style-name="P15">Acceleration Vector</text:p>
        </text:list-item>
        <text:list-item>
          <text:p text:style-name="P15">Yaw rate</text:p>
        </text:list-item>
        <text:list-item>
          <text:p text:style-name="P15">Pitch rate</text:p>
        </text:list-item>
        <text:list-item>
          <text:p text:style-name="P15">Roll rate</text:p>
        </text:list-item>
      </text:list>
      <text:h text:style-name="P21" text:outline-level="2">GPS <text:span text:style-name="T1">- $19.85</text:span></text:h>
      <text:p text:style-name="P3"><text:a xlink:type="simple" xlink:href="http://au.rs-online.com/web/p/gps-modules/9084085/" text:style-name="Internet_20_link" text:visited-style-name="Visited_20_Internet_20_Link">Quecel L80</text:a> GPS module</text:p>
      <text:p text:style-name="P6">3.3v <text:span text:style-name="T2">Supply!!!</text:span></text:p>
      <text:p text:style-name="P3">Interface Directly <text:span text:style-name="T6">via telemetry module, via UART</text:span></text:p>
      <text:list xml:id="list4018425999" text:style-name="L2">
        <text:list-item>
          <text:p text:style-name="P16">GPS Position</text:p>
        </text:list-item>
        <text:list-item>
          <text:p text:style-name="P16">GPS Speed</text:p>
        </text:list-item>
      </text:list>
      <text:h text:style-name="P14" text:outline-level="1">Inputs/<text:span text:style-name="T4">Micro - STM32F107VCT6</text:span></text:h>
      <text:p text:style-name="Text_20_body"/>
      <text:h text:style-name="P27" text:outline-level="2">Optimal GPIO</text:h>
      <text:h text:style-name="P28" text:outline-level="3">I2C1</text:h>
      <text:list xml:id="list2922616705" text:style-name="L5">
        <text:list-item>
          <text:p text:style-name="P19">PB6</text:p>
        </text:list-item>
        <text:list-item>
          <text:p text:style-name="P19">PB7</text:p>
        </text:list-item>
      </text:list>
      <text:h text:style-name="P28" text:outline-level="3">I2C2/UART3</text:h>
      <text:list xml:id="list1134936332" text:style-name="L3">
        <text:list-item>
          <text:p text:style-name="P17">PB10</text:p>
        </text:list-item>
        <text:list-item>
          <text:p text:style-name="P17"><text:soft-page-break/>PB11</text:p>
        </text:list-item>
      </text:list>
      <text:h text:style-name="P28" text:outline-level="3">SPI2</text:h>
      <text:list xml:id="list809410925" text:style-name="L4">
        <text:list-item>
          <text:p text:style-name="P18">PB3</text:p>
        </text:list-item>
        <text:list-item>
          <text:p text:style-name="P18">PB4</text:p>
        </text:list-item>
        <text:list-item>
          <text:p text:style-name="P18">PB5</text:p>
        </text:list-item>
      </text:list>
      <text:p text:style-name="P10"/>
      <text:p text:style-name="P10"/>
      <text:h text:style-name="P22" text:outline-level="2">2x CAN</text:h>
      <text:p text:style-name="P7">2 CAN Busses! Yew~!</text:p>
      <text:p text:style-name="P10">Use the MCP2551 or so, theyre 5v but theres heaps of them!</text:p>
      <text:h text:style-name="P22" text:outline-level="2">16x ADC</text:h>
      <text:p text:style-name="P7">Need to be 5v tolerant, need to have some sort of selector maybe?</text:p>
      <text:h text:style-name="P25" text:outline-level="2">Thermistor Pullups</text:h>
      <text:p text:style-name="P7">1 k <text:span text:style-name="T6">programmable as per the PULL_x lines and a pMOS</text:span></text:p>
      <text:h text:style-name="P23" text:outline-level="2">4x CPPM</text:h>
      <text:p text:style-name="P7">Timers for maybe injectors? :D</text:p>
      <text:h text:style-name="P24" text:outline-level="2">X SPI</text:h>
      <text:p text:style-name="P8">Left over pins</text:p>
      <text:h text:style-name="P24" text:outline-level="2">X I2C</text:h>
      <text:p text:style-name="P8">Left over pins </text:p>
      <text:h text:style-name="P13" text:outline-level="1">Internal Communications</text:h>
      <text:h text:style-name="P26" text:outline-level="2">ProtoBuff</text:h>
      <text:p text:style-name="P9">Available on ARM <text:a xlink:type="simple" xlink:href="https://developer.mbed.org/forum/mbed/topic/4841/" text:style-name="Internet_20_link" text:visited-style-name="Visited_20_Internet_20_Link">he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 Logger ConOps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4-08T01:00:48.168636000</dc:date>
    <meta:editing-duration>P2DT19H38M42S</meta:editing-duration>
    <meta:editing-cycles>84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46" meta:word-count="169" meta:character-count="846" meta:non-whitespace-character-count="749"/>
  </office:meta>
</office:document-meta>
</file>